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entury Gothic" svg:font-family="'Century Gothic'" style:font-family-generic="swiss"/>
    <style:font-face style:name="Century Gothic1" svg:font-family="'Century Gothic'" style:font-family-generic="roman"/>
    <style:font-face style:name="Century Gothic2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11.783cm"/>
    </style:style>
    <style:style style:name="co3" style:family="table-column">
      <style:table-column-properties fo:break-before="auto" style:column-width="4.627cm"/>
    </style:style>
    <style:style style:name="co4" style:family="table-column">
      <style:table-column-properties fo:break-before="auto" style:column-width="13.019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2.044cm"/>
    </style:style>
    <style:style style:name="co7" style:family="table-column">
      <style:table-column-properties fo:break-before="auto" style:column-width="1.884cm"/>
    </style:style>
    <style:style style:name="co8" style:family="table-column">
      <style:table-column-properties fo:break-before="auto" style:column-width="1.72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2.96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ta1" style:family="table" style:master-page-name="PageStyle_5f_Resumo">
      <style:table-properties table:display="true" style:writing-mode="lr-tb" table:tab-color="#e6b52a"/>
    </style:style>
    <style:style style:name="ta2" style:family="table" style:master-page-name="PageStyle_5f_Renda_20_mensal">
      <style:table-properties table:display="true" style:writing-mode="lr-tb" table:tab-color="#5e9c9c"/>
    </style:style>
    <style:style style:name="ta3" style:family="table" style:master-page-name="PageStyle_5f_Despesas_20_mensais">
      <style:table-properties table:display="true" style:writing-mode="lr-tb" table:tab-color="#69ab90"/>
    </style:style>
    <style:style style:name="ce1" style:family="table-cell" style:parent-style-name="Excel_20_Built-in_20_Title" style:data-style-name="N0">
      <style:table-cell-properties fo:border-bottom="2.49pt solid #ffffff" fo:background-color="#5e9c9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4" loext:color-type="theme"/>
      </style:table-cell-properties>
      <style:paragraph-properties fo:text-align="start" css3t:text-justify="auto" fo:margin-left="0.323cm" style:writing-mode="page"/>
      <style:text-properties fo:color="#ffffff" style:text-outline="false" style:text-line-through-style="none" style:text-line-through-type="none" style:font-name="Century Gothic1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Excel_20_Built-in_20_Heading_20_2" style:data-style-name="N0">
      <style:table-cell-properties fo:border-bottom="none" fo:background-color="#f0d37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  <loext:border-top-complex-color loext:theme-type="light1" loext:color-type="theme"/>
      </style:table-cell-properties>
      <style:paragraph-properties fo:text-align="start" css3t:text-justify="auto" fo:margin-left="0.323cm" style:writing-mode="page"/>
      <style:text-properties fo:color="#2f4e4e" style:text-outline="false" style:text-line-through-style="none" style:text-line-through-type="none" style:font-name="Century Gothic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  <style:style style:name="ce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Excel_20_Built-in_20_Output" style:data-style-name="N0">
      <style:table-cell-properties fo:border-bottom="1.76pt solid #5e9c9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5e9c9c" style:vertical-align="middle" loext:vertical-justify="auto">
        <loext:border-bottom-complex-color loext:theme-type="accent4" loext:color-type="theme"/>
        <loext:border-top-complex-color loext:theme-type="accent4" loext:color-type="theme"/>
      </style:table-cell-properties>
      <style:paragraph-properties css3t:text-justify="auto" fo:margin-left="0cm" style:writing-mode="page"/>
      <style:text-properties fo:color="#0d0d0d" style:text-outline="false" style:text-line-through-style="none" style:text-line-through-type="none" style:font-name="Century Gothic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Excel_20_Built-in_20_Heading_20_2" style:data-style-name="N0">
      <style:table-cell-properties fo:border-bottom="none" fo:background-color="#bed8d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2f4e4e" style:text-outline="false" style:text-line-through-style="none" style:text-line-through-type="none" style:font-name="Century Gothic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  <style:style style:name="ce7" style:family="table-cell" style:parent-style-name="Default">
      <style:table-cell-properties fo:border-bottom="1.76pt solid #5e9c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4" loext:color-type="theme"/>
      </style:table-cell-properties>
      <style:paragraph-properties fo:text-align="start" css3t:text-justify="auto" fo:margin-left="0.323cm" style:writing-mode="page"/>
    </style:style>
    <style:style style:name="ce8" style:family="table-cell" style:parent-style-name="Excel_20_Built-in_20_Input" style:data-style-name="N0">
      <style:table-cell-properties fo:border-bottom="1.76pt solid #5e9c9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4" loext:color-type="theme"/>
      </style:table-cell-properties>
      <style:paragraph-properties fo:text-align="start" css3t:text-justify="auto" fo:margin-left="0.323cm" style:writing-mode="page"/>
      <style:text-properties fo:color="#0d0d0d" style:text-outline="false" style:text-line-through-style="none" style:text-line-through-type="none" style:font-name="Century Gothic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9" style:family="table-cell" style:parent-style-name="Excel_20_Built-in_20_Heading_20_3" style:data-style-name="N0">
      <style:table-cell-properties fo:border-bottom="1.76pt solid #ffffff" fo:background-color="#f0d37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  <loext:border-top-complex-color loext:theme-type="light1" loext:color-type="theme"/>
      </style:table-cell-properties>
      <style:paragraph-properties fo:text-align="start" css3t:text-justify="auto" fo:margin-left="0.323cm" style:writing-mode="page"/>
      <style:text-properties fo:color="#2f4e4e" style:text-outline="false" style:text-line-through-style="none" style:text-line-through-type="none" style:font-name="Century Gothic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.323cm" style:writing-mode="page"/>
    </style:style>
    <style:style style:name="ce11" style:family="table-cell" style:parent-style-name="Default">
      <style:table-cell-properties fo:border-bottom="2.49pt solid #ffffff" fo:background-color="#5e9c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4" loext:color-type="theme"/>
      </style:table-cell-properties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none" fo:background-color="#f0d3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  <loext:border-top-complex-color loext:theme-type="light1" loext:color-type="theme"/>
      </style:table-cell-properties>
      <style:paragraph-properties fo:text-align="start" css3t:text-justify="auto" fo:margin-left="0.646cm" style:writing-mode="page"/>
    </style:style>
    <style:style style:name="ce13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323cm" style:writing-mode="page"/>
      <style:text-properties fo:color="#ffffff" style:text-outline="false" style:text-line-through-style="none" style:text-line-through-type="none" style:font-name="Century Gothic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4" style:family="table-cell" style:parent-style-name="Excel_20_Built-in_20_Percent" style:data-style-name="N10">
      <style:table-cell-properties fo:border-bottom="1.76pt solid #5e9c9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5e9c9c" style:vertical-align="middle" loext:vertical-justify="auto">
        <loext:border-bottom-complex-color loext:theme-type="accent4" loext:color-type="theme"/>
        <loext:border-top-complex-color loext:theme-type="accent4" loext:color-type="theme"/>
      </style:table-cell-properties>
      <style:paragraph-properties fo:text-align="end" css3t:text-justify="auto" fo:margin-left="0.323cm" style:writing-mode="page"/>
      <style:text-properties fo:color="#2f4e4e" style:text-outline="false" style:text-line-through-style="none" style:text-line-through-type="none" style:font-name="Century Gothic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>
        <loext:char-complex-color loext:theme-type="accent4" loext:color-type="theme">
          <loext:transformation loext:type="lummod" loext:value="5000"/>
        </loext:char-complex-color>
      </style:text-properties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323cm" style:writing-mode="page"/>
    </style:style>
    <style:style style:name="ce16" style:family="table-cell" style:parent-style-name="Excel_20_Built-in_20_Currency" style:data-style-name="N139">
      <style:table-cell-properties fo:border-bottom="1.76pt solid #5e9c9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4" loext:color-type="theme"/>
      </style:table-cell-properties>
      <style:paragraph-properties fo:text-align="end" css3t:text-justify="auto" fo:margin-left="0.323cm" style:writing-mode="page"/>
      <style:text-properties fo:color="#0d0d0d" style:text-outline="false" style:text-line-through-style="none" style:text-line-through-type="none" style:font-name="Century Gothic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ce17" style:family="table-cell" style:parent-style-name="Excel_20_Built-in_20_Currency" style:data-style-name="N139">
      <style:table-cell-properties fo:border-bottom="1.76pt solid #ffffff" fo:background-color="#f0d37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>
        <loext:border-bottom-complex-color loext:theme-type="light1" loext:color-type="theme"/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  <loext:border-top-complex-color loext:theme-type="light1" loext:color-type="theme"/>
      </style:table-cell-properties>
      <style:paragraph-properties fo:text-align="end" css3t:text-justify="auto" fo:margin-left="0.323cm" style:writing-mode="page"/>
      <style:text-properties fo:color="#2f4e4e" style:text-outline="false" style:text-line-through-style="none" style:text-line-through-type="none" style:font-name="Century Gothic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  <style:style style:name="ce18" style:family="table-cell" style:parent-style-name="Ano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fo:color="#000000" style:text-outline="false" style:text-line-through-style="none" style:text-line-through-type="none" style:font-name="Century Gothic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LEN(TRIM([.D1]))&gt;0)" style:apply-style-name="ConditionalStyle_5f_1" style:base-cell-address="Resumo.D1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6.133cm" style:writing-mode="page"/>
    </style:style>
    <style:style style:name="ce20" style:family="table-cell" style:parent-style-name="Excel_20_Built-in_20_Heading_20_1" style:data-style-name="N0">
      <style:table-cell-properties fo:background-color="#5983b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fo:color="#000000" style:text-outline="false" style:text-line-through-style="none" style:text-line-through-type="none" style:font-name="Century Gothic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23cm" style:writing-mode="page"/>
      <style:text-properties fo:color="#000000" style:text-outline="false" style:text-line-through-style="none" style:text-line-through-type="none" style:font-name="Century Gothic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Excel_20_Built-in_20_Heading_20_1" style:data-style-name="N0">
      <style:table-cell-properties fo:background-color="#5e9c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4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646cm" style:writing-mode="page"/>
      <style:text-properties fo:color="#000000" style:text-outline="false" style:text-line-through-style="none" style:text-line-through-type="none" style:font-name="Century Gothic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Excel_20_Built-in_20_Currency" style:data-style-name="N13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323cm" style:writing-mode="page"/>
      <style:text-properties fo:color="#000000" style:text-outline="false" style:text-line-through-style="none" style:text-line-through-type="none" style:font-name="Century Gothic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Heading_20_1" style:data-style-name="N0">
      <style:table-cell-properties fo:border-bottom="none" fo:background-color="#ffd8c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7" style:family="table-cell" style:parent-style-name="Excel_20_Built-in_20_Heading_20_1" style:data-style-name="N0">
      <style:table-cell-properties fo:border-bottom="none" fo:background-color="#5e9c9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>
        <loext:background-complex-color loext:theme-type="accent4" loext:color-type="theme"/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gr1" style:family="graphic" style:parent-style-name="Default">
      <style:graphic-properties draw:stroke="none" svg:stroke-width="0.123cm" svg:stroke-linecap="butt" draw:fill="solid" draw:fill-color="#f0d37f" draw:textarea-horizontal-align="justify" draw:textarea-vertical-align="bottom" draw:auto-grow-height="false" draw:fit-to-size="false" style:shrink-to-fit="false" fo:min-height="2.549cm" fo:min-width="3.81cm" fo:padding-top="0.125cm" fo:padding-bottom="0.254cm" fo:padding-left="0cm" fo:padding-right="0cm" fo:wrap-option="wrap" style:overflow-behavior="clip" loext:decorative="false">
        <loext:fill-complex-color loext:theme-type="accent2" loext:color-type="theme">
          <loext:transformation loext:type="lummod" loext:value="6000"/>
          <loext:transformation loext:type="lumoff" loext:value="4000"/>
        </loext:fill-complex-color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0d37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2f4e4e" loext:opacity="100%" style:text-outline="false" style:text-line-through-style="none" style:text-line-through-type="none" style:text-position="0% 100%" fo:font-family="'Century Gothic'" style:font-family-generic="swiss" style:font-pitch="variable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Despesas mensais'.A1">
          <table:help-message table:display="true">
            <text:p>Crie um orçamento mensal simples nesta pasta de trabalho. Os gráficos de colunas agrupadas e resumo do orçamento são atualizados automaticamente a partir das planilhas de Despesas e receitas mensais. Digite o ano do orçamento na célula D1.</text:p>
          </table:help-message>
          <table:error-message table:message-type="stop" table:display="true"/>
        </table:content-validation>
        <table:content-validation table:name="val2" table:base-cell-address="'Despesas mensais'.B1">
          <table:help-message table:display="true">
            <text:p>Digite o ano do orçamento na célula D1. O título desta planilha está na célula abaixo.</text:p>
          </table:help-message>
          <table:error-message table:message-type="stop" table:display="true"/>
        </table:content-validation>
        <table:content-validation table:name="val3" table:base-cell-address="'Despesas mensais'.B2">
          <table:help-message table:display="true">
            <text:p>O título desta planilha está nesta célula. Insira a renda mensal na planilha de renda mensal e as despesas mensais na planilha de despesas mensais.</text:p>
          </table:help-message>
          <table:error-message table:message-type="stop" table:display="true"/>
        </table:content-validation>
        <table:content-validation table:name="val4" table:base-cell-address="'Despesas mensais'.B3">
          <table:help-message table:display="true">
            <text:p>O Percentual de receita gasta está nas células abaixo.</text:p>
          </table:help-message>
          <table:error-message table:message-type="stop" table:display="true"/>
        </table:content-validation>
        <table:content-validation table:name="val5" table:base-cell-address="'Despesas mensais'.B5">
          <table:help-message table:display="true">
            <text:p>Nesta célula está a Barra de dados exibindo o Percentual de receita gasta.</text:p>
          </table:help-message>
          <table:error-message table:message-type="stop" table:display="true"/>
        </table:content-validation>
        <table:content-validation table:name="val6" table:base-cell-address="'Despesas mensais'.B7">
          <table:help-message table:display="true">
            <text:p>Receita mensal total, Despesa mensal total e Saldo são atualizados automaticamente nas células abaixo.</text:p>
          </table:help-message>
          <table:error-message table:message-type="stop" table:display="true"/>
        </table:content-validation>
        <table:content-validation table:name="val7" table:base-cell-address="'Despesas mensais'.B8">
          <table:help-message table:display="true">
            <text:p>Receita mensal total é atualizada automaticamente na célula à direita.</text:p>
          </table:help-message>
          <table:error-message table:message-type="stop" table:display="true"/>
        </table:content-validation>
        <table:content-validation table:name="val8" table:base-cell-address="'Despesas mensais'.B9">
          <table:help-message table:display="true">
            <text:p>Despesa mensal total é atualizada automaticamente na célula à direita.</text:p>
          </table:help-message>
          <table:error-message table:message-type="stop" table:display="true"/>
        </table:content-validation>
        <table:content-validation table:name="val9" table:base-cell-address="'Despesas mensais'.B11">
          <table:help-message table:display="true">
            <text:p>O saldo é calculado automaticamente na célula à direita.</text:p>
          </table:help-message>
          <table:error-message table:message-type="stop" table:display="true"/>
        </table:content-validation>
        <table:content-validation table:name="val10" table:base-cell-address="'Despesas mensais'.C5">
          <table:help-message table:display="true">
            <text:p>Nesta célula está o Percentual de receita gasta</text:p>
          </table:help-message>
          <table:error-message table:message-type="stop" table:display="true"/>
        </table:content-validation>
        <table:content-validation table:name="val11" table:base-cell-address="'Despesas mensais'.C8">
          <table:help-message table:display="true">
            <text:p>Receita mensal total é atualizada automaticamente nesta célula.</text:p>
          </table:help-message>
          <table:error-message table:message-type="stop" table:display="true"/>
        </table:content-validation>
        <table:content-validation table:name="val12" table:base-cell-address="'Despesas mensais'.C9">
          <table:help-message table:display="true">
            <text:p>Despesa mensal total é atualizada automaticamente nesta célula.</text:p>
          </table:help-message>
          <table:error-message table:message-type="stop" table:display="true"/>
        </table:content-validation>
        <table:content-validation table:name="val13" table:base-cell-address="'Despesas mensais'.C11">
          <table:help-message table:display="true">
            <text:p>O saldo é calculado automaticamente nesta célula.</text:p>
          </table:help-message>
          <table:error-message table:message-type="stop" table:display="true"/>
        </table:content-validation>
        <table:content-validation table:name="val14" table:base-cell-address="'Despesas mensais'.D1">
          <table:help-message table:display="true">
            <text:p>Digite o ano do orçamento nesta célula.</text:p>
          </table:help-message>
          <table:error-message table:message-type="stop" table:display="true"/>
        </table:content-validation>
        <table:content-validation table:name="val15" table:base-cell-address="'Despesas mensais'.D3">
          <table:help-message table:display="true">
            <text:p>O gráfico de colunas clusterizado retratando as Receitas e Despesas mensais está nesta célula.</text:p>
          </table:help-message>
          <table:error-message table:message-type="stop" table:display="true"/>
        </table:content-validation>
        <table:content-validation table:name="val16" table:base-cell-address="'Despesas mensais'.A2">
          <table:help-message table:display="true">
            <text:p>Insira a Receita mensal nesta planilha.</text:p>
          </table:help-message>
          <table:error-message table:message-type="stop" table:display="true"/>
        </table:content-validation>
        <table:content-validation table:name="val17" table:base-cell-address="'Despesas mensais'.B2">
          <table:help-message table:display="true">
            <text:p>O título desta planilha está nesta célula.</text:p>
          </table:help-message>
          <table:error-message table:message-type="stop" table:display="true"/>
        </table:content-validation>
        <table:content-validation table:name="val18" table:base-cell-address="'Despesas mensais'.B3">
          <table:help-message table:display="true">
            <text:p>Insira os Itens de receita mensal na coluna sob este cabeçalho. Use filtros de cabeçalho para localizar entradas de itens específicos.</text:p>
          </table:help-message>
          <table:error-message table:message-type="stop" table:display="true"/>
        </table:content-validation>
        <table:content-validation table:name="val19" table:base-cell-address="'Despesas mensais'.C3">
          <table:help-message table:display="true">
            <text:p>Insira o Valor na coluna sob este cabeçalho.</text:p>
          </table:help-message>
          <table:error-message table:message-type="stop" table:display="true"/>
        </table:content-validation>
        <table:content-validation table:name="val20" table:base-cell-address="'Despesas mensais'.A2">
          <table:help-message table:display="true">
            <text:p>Insira as Despesas mensais nesta planilha.</text:p>
          </table:help-message>
          <table:error-message table:message-type="stop" table:display="true"/>
        </table:content-validation>
        <table:content-validation table:name="val21" table:base-cell-address="'Despesas mensais'.B3">
          <table:help-message table:display="true">
            <text:p>Insira os Itens de despesa mensal na coluna sob este cabeçalho. Use filtros de cabeçalho para localizar entradas de itens específicos.</text:p>
          </table:help-message>
          <table:error-message table:message-type="stop" table:display="true"/>
        </table:content-validation>
      </table:content-validations>
      <table:table table:name="Resum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6376" table:default-cell-style-name="Default"/>
        <table:table-row table:style-name="ro1">
          <table:table-cell table:content-validation-name="val1"/>
          <table:table-cell table:content-validation-name="val2"/>
          <table:table-cell/>
          <table:table-cell table:style-name="ce18" table:content-validation-name="val14" table:formula="of:=YEAR(TODAY())" office:value-type="float" office:value="2025" calcext:value-type="float">
            <text:p>2025</text:p>
            <draw:custom-shape draw:z-index="1" draw:name="Ano do orçamento" draw:style-name="gr1" draw:text-style-name="P2" svg:width="3.809cm" svg:height="2.927cm" svg:x="7.197cm" svg:y="0cm">
              <svg:desc>Ano do orçamento</svg:desc>
              <text:p text:style-name="P1"><text:span text:style-name="T1">202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0"/>
        </table:table-row>
        <table:table-row table:style-name="ro2">
          <table:table-cell/>
          <table:table-cell table:style-name="ce1" table:content-validation-name="val3" office:value-type="string" calcext:value-type="string">
            <text:p>ORÇAMENTO MENSAL SIMPLES</text:p>
          </table:table-cell>
          <table:table-cell table:style-name="ce11" table:number-columns-repeated="2"/>
          <table:table-cell table:number-columns-repeated="16380"/>
        </table:table-row>
        <table:table-row table:style-name="ro3">
          <table:table-cell/>
          <table:table-cell table:style-name="ce2" table:content-validation-name="val4" office:value-type="string" calcext:value-type="string">
            <text:p>PORCENTAGEM DA RENDA GASTA</text:p>
          </table:table-cell>
          <table:table-cell table:style-name="ce12"/>
          <table:table-cell table:style-name="ce19" table:content-validation-name="val15"/>
          <table:table-cell table:number-columns-repeated="16380"/>
        </table:table-row>
        <table:table-row table:style-name="ro3">
          <table:table-cell/>
          <table:table-cell table:style-name="ce3" table:content-validation-name="val4"/>
          <table:table-cell table:style-name="ce13" table:content-validation-name="val4"/>
          <table:table-cell table:style-name="ce19" table:content-validation-name="val15">
            <draw:frame draw:z-index="0" draw:name="RendaEDespesas" draw:style-name="gr2" draw:text-style-name="P3" svg:width="13.054cm" svg:height="9.313cm" svg:x="0.75cm" svg:y="0.035cm">
              <draw:object draw:notify-on-update-of-ranges="Resumo.C8:Resumo.C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desc>Gráfico de colunas clusterizado mostrando a receita mensal total e as despesas mensais totais</svg:desc>
            </draw:frame>
          </table:table-cell>
          <table:table-cell table:number-columns-repeated="16380"/>
        </table:table-row>
        <table:table-row table:style-name="ro3">
          <table:table-cell/>
          <table:table-cell table:style-name="ce4" table:content-validation-name="val5" table:formula="of:=TotalMensaldeDespesas" office:value-type="float" office:value="4060" calcext:value-type="float">
            <text:p>4060</text:p>
          </table:table-cell>
          <table:table-cell table:style-name="ce14" table:content-validation-name="val10" table:formula="of:=TotalMensaldeDespesas/TotalMensaldeRenda" office:value-type="percentage" office:value="0.58" calcext:value-type="percentage">
            <text:p>58%</text:p>
          </table:table-cell>
          <table:table-cell table:style-name="ce19"/>
          <table:table-cell table:number-columns-repeated="16380"/>
        </table:table-row>
        <table:table-row table:style-name="ro3">
          <table:table-cell/>
          <table:table-cell table:style-name="ce5"/>
          <table:table-cell table:style-name="ce15"/>
          <table:table-cell table:style-name="ce19"/>
          <table:table-cell table:number-columns-repeated="16380"/>
        </table:table-row>
        <table:table-row table:style-name="ro3">
          <table:table-cell/>
          <table:table-cell table:style-name="ce6" table:content-validation-name="val6" office:value-type="string" calcext:value-type="string" table:number-columns-spanned="2" table:number-rows-spanned="1">
            <text:p>RESUMO</text:p>
          </table:table-cell>
          <table:covered-table-cell table:style-name="ce6" table:content-validation-name="val6"/>
          <table:table-cell table:style-name="ce19"/>
          <table:table-cell table:number-columns-repeated="16380"/>
        </table:table-row>
        <table:table-row table:style-name="ro3">
          <table:table-cell/>
          <table:table-cell table:style-name="ce7" table:content-validation-name="val7" office:value-type="string" calcext:value-type="string">
            <text:p>Total mensal de renda</text:p>
          </table:table-cell>
          <table:table-cell table:style-name="ce16" table:content-validation-name="val11" table:formula="of:=TotalMensaldeRenda" office:value-type="float" office:value="7000" calcext:value-type="float">
            <text:p>R$ 7.000,00</text:p>
          </table:table-cell>
          <table:table-cell table:style-name="ce19"/>
          <table:table-cell table:number-columns-repeated="16380"/>
        </table:table-row>
        <table:table-row table:style-name="ro3">
          <table:table-cell/>
          <table:table-cell table:style-name="ce8" table:content-validation-name="val8" office:value-type="string" calcext:value-type="string">
            <text:p>Total mensal de despesas</text:p>
          </table:table-cell>
          <table:table-cell table:style-name="ce16" table:content-validation-name="val12" table:formula="of:=TotalMensaldeDespesas" office:value-type="float" office:value="4060" calcext:value-type="float">
            <text:p>R$ 4.060,00</text:p>
          </table:table-cell>
          <table:table-cell table:style-name="ce19"/>
          <table:table-cell table:number-columns-repeated="16380"/>
        </table:table-row>
        <table:table-row table:style-name="ro3">
          <table:table-cell table:number-columns-repeated="3"/>
          <table:table-cell table:style-name="ce19"/>
          <table:table-cell table:number-columns-repeated="16380"/>
        </table:table-row>
        <table:table-row table:style-name="ro3">
          <table:table-cell/>
          <table:table-cell table:style-name="ce9" table:content-validation-name="val9" office:value-type="string" calcext:value-type="string">
            <text:p>SALDO</text:p>
          </table:table-cell>
          <table:table-cell table:style-name="ce17" table:content-validation-name="val13" table:formula="of:=TotalMensaldeRenda-TotalMensaldeDespesas" office:value-type="float" office:value="2940" calcext:value-type="float">
            <text:p>R$ 2.940,00</text:p>
          </table:table-cell>
          <table:table-cell table:style-name="ce19"/>
          <table:table-cell table:number-columns-repeated="16380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Resumo.D1:Resumo.D1">
            <calcext:condition calcext:apply-style-name="ConditionalStyle_1" calcext:value="formula-is(LEN(TRIM([.D1]))&gt;0)" calcext:base-cell-address="Resumo.D1"/>
          </calcext:conditional-format>
          <calcext:conditional-format calcext:target-range-address="Resumo.B5:Resumo.B5">
            <calcext:data-bar calcext:gradient="false" calcext:show-value="false" calcext:min-length="10" calcext:max-length="90" calcext:negative-color="#ff0000" calcext:positive-color="#f0d37f" calcext:axis-color="#000000">
              <calcext:formatting-entry calcext:value="0" calcext:type="number"/>
              <calcext:formatting-entry calcext:value="0" calcext:type="number"/>
            </calcext:data-bar>
          </calcext:conditional-format>
        </calcext:conditional-formats>
      </table:table>
      <table:table table:name="Renda mensal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number-columns-repeated="16379" table:default-cell-style-name="Default"/>
        <table:table-row table:style-name="ro1">
          <table:table-cell table:number-columns-repeated="16384"/>
        </table:table-row>
        <table:table-row table:style-name="ro4">
          <table:table-cell table:content-validation-name="val16"/>
          <table:table-cell table:style-name="ce20" table:content-validation-name="val17" office:value-type="string" calcext:value-type="string" table:number-columns-spanned="2" table:number-rows-spanned="1">
            <text:p>RENDA MENSAL</text:p>
          </table:table-cell>
          <table:covered-table-cell table:style-name="ce23" table:content-validation-name="val17"/>
          <table:table-cell table:number-columns-repeated="16381"/>
        </table:table-row>
        <table:table-header-rows>
          <table:table-row table:style-name="ro3">
            <table:table-cell/>
            <table:table-cell table:style-name="ce21" table:content-validation-name="val18" office:value-type="string" calcext:value-type="string">
              <text:p>Item</text:p>
            </table:table-cell>
            <table:table-cell table:style-name="ce24" table:content-validation-name="val19" office:value-type="string" calcext:value-type="string">
              <text:p>Valor</text:p>
            </table:table-cell>
            <table:table-cell table:number-columns-repeated="16381"/>
          </table:table-row>
        </table:table-header-rows>
        <table:table-row table:style-name="ro3">
          <table:table-cell/>
          <table:table-cell table:style-name="ce22" office:value-type="string" calcext:value-type="string">
            <text:p>Renda 1</text:p>
          </table:table-cell>
          <table:table-cell table:style-name="ce25" office:value-type="float" office:value="4000" calcext:value-type="float">
            <text:p>R$ 4.00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Renda 2</text:p>
          </table:table-cell>
          <table:table-cell table:style-name="ce25" office:value-type="float" office:value="3000" calcext:value-type="float">
            <text:p>R$ 3.000,00</text:p>
          </table:table-cell>
          <table:table-cell table:number-columns-repeated="16381"/>
        </table:table-row>
        <table:table-row table:style-name="ro3" table:number-rows-repeated="2">
          <table:table-cell/>
          <table:table-cell table:style-name="ce22"/>
          <table:table-cell table:style-name="ce25"/>
          <table:table-cell table:number-columns-repeated="16381"/>
        </table:table-row>
        <table:table-row table:style-name="ro3" table:number-rows-repeated="1048568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_xlnm.Print_Titles" table:base-cell-address="$Resumo.$A$1" table:cell-range-address="$'Renda mensal'.$3:.$3" table:range-usable-as="repeat-column repeat-row"/>
        </table:named-expressions>
      </table:table>
      <table:table table:name="Despesas mensai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7" table:number-columns-repeated="16376" table:default-cell-style-name="Default"/>
        <table:table-row table:style-name="ro1">
          <table:table-cell table:number-columns-repeated="16384"/>
        </table:table-row>
        <table:table-row table:style-name="ro4">
          <table:table-cell table:content-validation-name="val20"/>
          <table:table-cell table:style-name="ce26" table:content-validation-name="val17" office:value-type="string" calcext:value-type="string" table:number-columns-spanned="2" table:number-rows-spanned="1">
            <text:p>DESPESAS MENSAIS</text:p>
          </table:table-cell>
          <table:covered-table-cell table:style-name="ce27" table:content-validation-name="val17"/>
          <table:table-cell table:number-columns-repeated="16381"/>
        </table:table-row>
        <table:table-header-rows>
          <table:table-row table:style-name="ro3">
            <table:table-cell/>
            <table:table-cell table:style-name="ce21" table:content-validation-name="val21" office:value-type="string" calcext:value-type="string">
              <text:p>Item</text:p>
            </table:table-cell>
            <table:table-cell table:style-name="ce24" table:content-validation-name="val19" office:value-type="string" calcext:value-type="string">
              <text:p>Valor</text:p>
            </table:table-cell>
            <table:table-cell table:number-columns-repeated="16381"/>
          </table:table-row>
        </table:table-header-rows>
        <table:table-row table:style-name="ro3">
          <table:table-cell/>
          <table:table-cell table:style-name="ce22" office:value-type="string" calcext:value-type="string">
            <text:p>Aluguel/Hipoteca</text:p>
          </table:table-cell>
          <table:table-cell table:style-name="ce25" office:value-type="float" office:value="1600" calcext:value-type="float">
            <text:p>R$ 1.60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Eletricidade</text:p>
          </table:table-cell>
          <table:table-cell table:style-name="ce25" office:value-type="float" office:value="120" calcext:value-type="float">
            <text:p>R$ 12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Gás</text:p>
          </table:table-cell>
          <table:table-cell table:style-name="ce25" office:value-type="float" office:value="60" calcext:value-type="float">
            <text:p>R$ 6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Celular</text:p>
          </table:table-cell>
          <table:table-cell table:style-name="ce25" office:value-type="float" office:value="60" calcext:value-type="float">
            <text:p>R$ 6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Supermercado</text:p>
          </table:table-cell>
          <table:table-cell table:style-name="ce25" office:value-type="float" office:value="1200" calcext:value-type="float">
            <text:p>R$ 1.20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Parcela do carro</text:p>
          </table:table-cell>
          <table:table-cell table:style-name="ce25" office:value-type="float" office:value="0" calcext:value-type="float">
            <text:p>R$ 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Despesas com automóvel</text:p>
          </table:table-cell>
          <table:table-cell table:style-name="ce25" office:value-type="float" office:value="120" calcext:value-type="float">
            <text:p>R$ 12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Financiamento estudantil</text:p>
          </table:table-cell>
          <table:table-cell table:style-name="ce25" office:value-type="float" office:value="0" calcext:value-type="float">
            <text:p>R$ 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Cartões de crédito</text:p>
          </table:table-cell>
          <table:table-cell table:style-name="ce25" office:value-type="float" office:value="700" calcext:value-type="float">
            <text:p>R$ 70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Seguro do automóvel</text:p>
          </table:table-cell>
          <table:table-cell table:style-name="ce25" office:value-type="float" office:value="0" calcext:value-type="float">
            <text:p>R$ 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Cuidados pessoais</text:p>
          </table:table-cell>
          <table:table-cell table:style-name="ce25" office:value-type="float" office:value="50" calcext:value-type="float">
            <text:p>R$ 5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Entretenimento</text:p>
          </table:table-cell>
          <table:table-cell table:style-name="ce25" office:value-type="float" office:value="100" calcext:value-type="float">
            <text:p>R$ 100,00</text:p>
          </table:table-cell>
          <table:table-cell table:number-columns-repeated="16381"/>
        </table:table-row>
        <table:table-row table:style-name="ro3">
          <table:table-cell/>
          <table:table-cell table:style-name="ce22" office:value-type="string" calcext:value-type="string">
            <text:p>Diversos</text:p>
          </table:table-cell>
          <table:table-cell table:style-name="ce25" office:value-type="float" office:value="50" calcext:value-type="float">
            <text:p>R$ 50,00</text:p>
          </table:table-cell>
          <table:table-cell table:number-columns-repeated="16381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_xlnm.Print_Titles" table:base-cell-address="$Resumo.$A$1" table:cell-range-address="$'Despesas mensais'.$3:.$3" table:range-usable-as="repeat-column repeat-row"/>
        </table:named-expressions>
      </table:table>
      <table:named-expressions>
        <table:named-range table:name="RegiãoDoTítuloDaLinha1..C8" table:base-cell-address="$Resumo.$A$1" table:cell-range-address="$Resumo.$B$8"/>
        <table:named-range table:name="RegiãoDoTítuloDaLinha2..C10" table:base-cell-address="$Resumo.$A$1" table:cell-range-address="$Resumo.$B$11"/>
        <table:named-expression table:name="TotalMensaldeDespesas" table:base-cell-address="$Resumo.$A$1" table:expression="SUM([$'Despesas mensais'.$C$4:.$C$16])"/>
        <table:named-expression table:name="TotalMensaldeRenda" table:base-cell-address="$Resumo.$A$1" table:expression="SUM([$'Renda mensal'.$C$4:.$C$7])"/>
        <table:named-expression table:name="TítuloDaColuna2" table:base-cell-address="$Resumo.$A$1" table:expression="[$'Renda mensal'.$B$3]"/>
        <table:named-expression table:name="TítuloDaColuna3" table:base-cell-address="$Resumo.$A$1" table:expression="[$'Despesas mensais'.$B$3]"/>
      </table:named-expressions>
      <table:database-ranges>
        <table:database-range table:name="Despesas" table:target-range-address="'Despesas mensais'.B3:'Despesas mensais'.C16" table:display-filter-buttons="true"/>
        <table:database-range table:name="Renda" table:target-range-address="'Renda mensal'.B3:'Renda mensal'.C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entury Gothic" svg:font-family="'Century Gothic'" style:font-family-generic="swiss"/>
    <style:font-face style:name="Century Gothic1" svg:font-family="'Century Gothic'" style:font-family-generic="roman"/>
    <style:font-face style:name="Century Gothic2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text>R$ </number:text>
      <number:number number:decimal-places="2" number:min-decimal-places="2" number:min-integer-digits="1" number:grouping="true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text>R$ </number:text>
      <number:number number:decimal-places="0" number:min-decimal-places="0" number:min-integer-digits="1"/>
    </number:number-style>
    <style:style style:name="Default" style:family="table-cell">
      <style:table-cell-properties style:text-align-source="fix" style:repeat-content="false" fo:wrap-option="wrap" style:rotation-align="none" style:vertical-align="middle"/>
      <style:paragraph-properties fo:text-align="start" fo:margin-left="0.323cm"/>
      <style:text-properties fo:color="#0d0d0d" style:font-name="Century Gothic1" fo:font-family="'Century Gothic'" style:font-family-generic="roman" fo:font-size="11pt" style:font-size-asian="11pt" style:font-size-complex="11pt">
        <loext:char-complex-color loext:theme-type="dark1" loext:color-type="theme">
          <loext:transformation loext:type="lummod" loext:value="9500"/>
          <loext:transformation loext:type="lumoff" loext:value="499"/>
        </loext:char-complex-color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no" style:family="table-cell" style:parent-style-name="Default">
      <style:table-cell-properties style:cell-protect="protected" style:print-content="true"/>
      <style:text-properties fo:color="#ffffff" style:text-outline="false" style:text-line-through-style="none" style:text-line-through-type="none" style:font-name="Century Gothic1" fo:font-family="'Century Gothic'" style:font-family-generic="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20_25__20_-_20_Accent1" style:display-name="Excel Built-in 20% - Accent1" style:family="table-cell" style:parent-style-name="Default">
      <style:table-cell-properties fo:background-color="#cbe4e6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af0d4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1eee9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dfebeb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fcfef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df9f3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96c8cd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5e1aa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c3ddd3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bed8d8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f9fefd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dcf4e6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62adb4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0d37f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a5cdbc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9ec4c4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f6fdf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caeeda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285054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/>
      </style:table-cell-properties>
      <style:paragraph-properties fo:text-align="end" css3t:text-justify="auto" fo:margin-left="3.228cm" style:writing-mode="page"/>
      <style:text-properties fo:color="#ffffff" style:text-outline="false" style:text-line-through-style="none" style:text-line-through-type="none" style:font-name="Century Gothic" fo:font-family="'Century Gothic'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6b52a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69ab90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5e9c9c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f0fcfb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a7e3c1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Comma" style:display-name="Excel Built-in Comma" style:family="table-cell" style:parent-style-name="Default" style:data-style-name="N138"/>
    <style:style style:name="Excel_20_Built-in_20_Comma_20__5b_0_5d_" style:display-name="Excel Built-in Comma [0]" style:family="table-cell" style:parent-style-name="Default" style:data-style-name="N137"/>
    <style:style style:name="Excel_20_Built-in_20_Currency" style:display-name="Excel Built-in Currency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323cm" style:writing-mode="page"/>
    </style:style>
    <style:style style:name="Excel_20_Built-in_20_Currency_20__5b_0_5d_" style:display-name="Excel Built-in Currency [0]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entury Gothic" fo:font-family="'Century Gothic'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none" fo:background-color="#333f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>
        <loext:background-complex-color loext:theme-type="dark2" loext:color-type="theme">
          <loext:transformation loext:type="lummod" loext:value="7500"/>
        </loext:background-complex-color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family="'Century Gothic'" style:font-family-generic="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1.76pt solid #ffffff" fo:background-color="#8ae8e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middle" loext:vertical-justify="auto">
        <loext:border-bottom-complex-color loext:theme-type="light1" loext:color-type="theme"/>
        <loext:background-complex-color loext:theme-type="accent5" loext:color-type="theme">
          <loext:transformation loext:type="lummod" loext:value="7500"/>
        </loext:background-complex-color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family="'Century Gothic'" style:font-family-generic="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ackground-color="#8ae8e0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7500"/>
        </loext:background-complex-color>
      </style:table-cell-properties>
      <style:paragraph-properties fo:text-align="start" css3t:text-justify="auto" fo:margin-left="0.323cm" style:writing-mode="page"/>
      <style:text-properties fo:color="#ffffff" style:text-outline="false" style:text-line-through-style="none" style:text-line-through-type="none" style:font-name="Century Gothic1" fo:font-family="'Century Gothic'" style:font-family-generic="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order-bottom="1.76pt solid #8497b0" style:diagonal-bl-tr="none" style:diagonal-tl-br="none" fo:background-color="transparent" fo:border-left="none" fo:border-right="none" fo:border-top="1.76pt solid #8497b0">
        <loext:border-bottom-complex-color loext:theme-type="dark2" loext:color-type="theme">
          <loext:transformation loext:type="lummod" loext:value="6000"/>
          <loext:transformation loext:type="lumoff" loext:value="3999"/>
        </loext:border-bottom-complex-color>
        <loext:border-top-complex-color loext:theme-type="dark2" loext:color-type="theme">
          <loext:transformation loext:type="lummod" loext:value="6000"/>
          <loext:transformation loext:type="lumoff" loext:value="3999"/>
        </loext:border-top-complex-color>
      </style:table-cell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style:diagonal-bl-tr="none" style:diagonal-tl-br="none" fo:border="0.74pt solid #8ae8e0">
        <loext:border-bottom-complex-color loext:theme-type="accent5" loext:color-type="theme">
          <loext:transformation loext:type="lummod" loext:value="7500"/>
        </loext:border-bottom-complex-color>
        <loext:border-left-complex-color loext:theme-type="accent5" loext:color-type="theme">
          <loext:transformation loext:type="lummod" loext:value="7500"/>
        </loext:border-left-complex-color>
        <loext:border-right-complex-color loext:theme-type="accent5" loext:color-type="theme">
          <loext:transformation loext:type="lummod" loext:value="7500"/>
        </loext:border-right-complex-color>
        <loext:border-top-complex-color loext:theme-type="accent5" loext:color-type="theme">
          <loext:transformation loext:type="lummod" loext:value="7500"/>
        </loext:border-top-complex-color>
      </style:table-cell-properties>
    </style:style>
    <style:style style:name="Excel_20_Built-in_20_Percent" style:display-name="Excel Built-in Percent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>
        <loext:border-top-complex-color loext:theme-type="light1" loext:color-type="theme"/>
      </style:table-cell-properties>
      <style:paragraph-properties fo:text-align="center" css3t:text-justify="auto" fo:margin-left="0cm" style:writing-mode="page"/>
      <style:text-properties fo:color="#8ae8e0" style:text-outline="false" style:text-line-through-style="none" style:text-line-through-type="none" style:font-name="Century Gothic" fo:font-family="'Century Gothic'" style:font-family-generic="swis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Excel_20_Built-in_20_Title" style:display-name="Excel Built-in Title" style:family="table-cell" style:parent-style-name="Default">
      <style:table-cell-properties fo:border-bottom="1.76pt solid #ffffff" fo:background-color="#2850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light1" loext:color-type="theme"/>
        <loext:background-complex-color loext:theme-type="accent1" loext:color-type="theme"/>
      </style:table-cell-properties>
      <style:paragraph-properties fo:text-align="start" css3t:text-justify="auto" fo:margin-left="0.968cm" style:writing-mode="page"/>
      <style:text-properties fo:color="#ffffff" style:text-outline="false" style:text-line-through-style="none" style:text-line-through-type="none" style:font-name="Century Gothic1" fo:font-family="'Century Gothic'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285054" style:border-line-width-bottom="0.018cm 0.026cm 0.018cm" style:diagonal-bl-tr="none" style:diagonal-tl-br="none" fo:border-left="none" fo:border-right="none" fo:border-top="0.74pt solid #28505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entury Gothic" fo:font-family="'Century Gothic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ffffff">
        <loext:char-complex-color loext:theme-type="light1" loext:color-type="theme"/>
      </style:text-properties>
    </style:style>
    <draw:marker draw:name="Pontas_20_das_20_setas_20_1" draw:display-name="Pontas das setas 1" svg:viewBox="0 0 20 30" svg:d="M10 0l-10 30h20z"/>
    <loext:theme loext:name="Office Theme">
      <loext:theme-colors loext:name="tf02930040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285054"/>
        <loext:color loext:name="accent2" loext:color="#e6b52a"/>
        <loext:color loext:name="accent3" loext:color="#69ab90"/>
        <loext:color loext:name="accent4" loext:color="#5e9c9c"/>
        <loext:color loext:name="accent5" loext:color="#f0fcfb"/>
        <loext:color loext:name="accent6" loext:color="#a7e3c1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0.762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d0d0d" loext:opacity="100%" style:text-outline="false" style:text-line-through-style="none" style:text-line-through-type="none" style:text-position="0% 100%" style:font-name="Century Gothic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mo" style:display-name="PageStyle_Resumo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Renda_20_mensal" style:display-name="PageStyle_Renda mensal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  <style:master-page style:name="PageStyle_5f_Despesas_20_mensais" style:display-name="PageStyle_Despesas mensais" style:page-layout-name="Mpm3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06:13:32</meta:creation-date>
    <dc:date>2025-01-30T23:30:03.304000000</dc:date>
    <meta:editing-duration>PT18M51S</meta:editing-duration>
    <meta:editing-cycles>3</meta:editing-cycles>
    <meta:generator>LibreOffice/24.8.4.2$Windows_X86_64 LibreOffice_project/bb3cfa12c7b1bf994ecc5649a80400d06cd71002</meta:generator>
    <meta:document-statistic meta:table-count="3" meta:cell-count="48" meta:object-count="2"/>
    <meta:user-defined meta:name="AppVersion">16.0300</meta:user-defined>
    <meta:user-defined meta:name="ContentTypeId">0x01010079F111ED35F8CC479449609E8A0923A6</meta:user-defined>
    <meta:template xlink:type="simple" xlink:actuate="onRequest" xlink:title="TM02930040" xlink:href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9">
      <number:text>R$ </number:text>
      <number:number number:decimal-places="2" number:min-decimal-places="2" number:min-integer-digits="1" number:grouping="true"/>
    </number:number-style>
    <number:number-style style:name="N140">
      <number:text>R$ </number:text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262626"/>
      <style:text-properties fo:color="#0d0d0d" style:text-position="0% 100%" fo:font-family="'Century Gothic'" fo:font-size="11pt" style:font-size-asian="11pt" style:font-size-complex="11pt"/>
    </style:style>
    <style:style style:name="ch4" style:family="chart" style:data-style-name="N140">
      <style:chart-properties chart:display-label="true" chart:tick-marks-major-inner="true" chart:tick-marks-major-outer="false" chart:logarithmic="false" chart:minimum="0" chart:gap-width="37" chart:reverse-direction="false" text:line-break="false" loext:try-staggering-first="false" chart:link-data-style-to-source="false" chart:axis-position="0" chart:tick-mark-position="at-axis"/>
      <style:graphic-properties svg:stroke-width="0.026cm" svg:stroke-color="#262626"/>
      <style:text-properties fo:color="#0d0d0d" style:text-position="0% 100%" fo:font-family="'Century Gothic'" fo:font-size="11pt" style:font-size-asian="11pt" style:font-size-complex="11pt"/>
    </style:style>
    <style:style style:name="ch5" style:family="chart" style:data-style-name="N139">
      <style:chart-properties chart:link-data-style-to-source="false" chart:data-label-number="value" chart:data-label-text="false" chart:data-label-symbol="false" chart:data-label-series="false" chart:label-position="outside" loext:custom-leader-lines="false">
        <chart:label-separator>
          <text:p>; </text:p>
        </chart:label-separator>
      </style:chart-properties>
      <style:graphic-properties draw:stroke="none" draw:fill-color="#285054" fo:wrap-option="wrap"/>
      <style:text-properties fo:color="#0d0d0d" style:text-position="0% 100%" fo:font-family="'Century Gothic'" fo:font-size="11pt" style:font-size-asian="11pt" style:font-size-complex="11pt"/>
    </style:style>
    <style:style style:name="ch6" style:family="chart">
      <style:chart-properties chart:solid-type="cuboid"/>
      <style:graphic-properties draw:fill-color="#5e9c9c"/>
    </style:style>
    <style:style style:name="ch7" style:family="chart">
      <style:chart-properties chart:solid-type="cuboid"/>
      <style:graphic-properties draw:fill-color="#a7e3c1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055cm" svg:height="9.314cm" xlink:href=".." xlink:type="simple" chart:class="chart:bar" chart:style-name="ch1">
        <chart:plot-area chart:style-name="ch2" table:cell-range-address="Resumo.C8:Resumo.C9" chart:data-source-has-labels="row" svg:x="0.261cm" svg:y="0.186cm" svg:width="12.533cm" svg:height="8.942cm">
          <chart:coordinate-region svg:x="1.754cm" svg:y="0.42cm" svg:width="11.04cm" svg:height="7.992cm"/>
          <chart:axis chart:dimension="x" chart:name="primary-x" chart:style-name="ch3"/>
          <chart:axis chart:dimension="y" chart:name="primary-y" chart:style-name="ch4"/>
          <chart:series chart:style-name="ch5" chart:values-cell-range-address="Resumo.C8:Resumo.C9" loext:label-string="&quot;DadosDoGráfico&quot;" chart:class="chart:bar"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osDoGráf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0">
                <text:p>7000</text:p>
                <draw:g>
                  <svg:desc>Resumo.C8:Resumo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60">
                <text:p>4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